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left="2.4583in">
        <style:tab-stops/>
      </style:paragraph-properties>
      <style:text-properties fo:font-size="26pt" style:font-size-asian="26pt" style:font-size-complex="26pt"/>
    </style:style>
    <style:style style:name="P2" style:parent-style-name="Standaard" style:family="paragraph">
      <style:text-properties fo:font-size="26pt" style:font-size-asian="26pt" style:font-size-complex="26pt"/>
    </style:style>
    <style:style style:name="P3" style:parent-style-name="Standaard" style:family="paragraph">
      <style:text-properties fo:font-size="14pt" style:font-size-asian="14pt" style:font-size-complex="14pt"/>
    </style:style>
    <style:style style:name="P4" style:parent-style-name="Standaard" style:family="paragraph">
      <style:text-properties fo:font-size="26pt" style:font-size-asian="26pt" style:font-size-complex="26pt"/>
    </style:style>
  </office:automatic-styles>
  <office:body>
    <office:text text:use-soft-page-breaks="true">
      <text:p text:style-name="P1"><text:s text:c="77"/><text:s/>Game Idea</text:p>
      <text:p text:style-name="P2"/>
      <text:p text:style-name="P3">Ik ga een game maken<text:s/>een vragenspel over voetbal spelers <text:s/>dat<text:s/>ik<text:s/>een aantal voetbal spelers<text:s/>ga<text:s/>beschrijven en dat die gene tussen A B en C kunnen raden/kiezen welke speler het is dus het is een soort Wie Ben Ik? Spel,<text:s/>per vraag/speler krijg je een aantal punten en hoe moeilijker de vraag is hoe meer punten je krijgt. En per vraag krijg je andere punten dus daardoor kan je op verschillende manieren winnen en verliezen.<text:s/>En je hebt ook meerdere vragen waardoor je<text:s/>ook<text:s/>meerdere routes en eindpunten hebt.<text:s/>Dus het doel van het spel is dat je dus de voetbal spelers raad op hun beschrijving<text:s/>en dat je gebaseerd op de moeilijkheid meer punten kunt verdienen<text:s/>en dan kun je de soort Wie Ben Ik? Spel winnen door spelers te raden.</text:p>
      <text:p text:style-name="P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dir Aït Chitt</meta:initial-creator>
    <dc:creator>Nadir Aït Chitt</dc:creator>
    <meta:creation-date>2022-09-30T08:14:00Z</meta:creation-date>
    <dc:date>2022-10-03T09:52:00Z</dc:date>
    <meta:template xlink:href="Normal.dotm" xlink:type="simple"/>
    <meta:editing-cycles>1</meta:editing-cycles>
    <meta:editing-duration>PT265080S</meta:editing-duration>
    <meta:document-statistic meta:page-count="1" meta:paragraph-count="1" meta:word-count="125" meta:character-count="814" meta:row-count="5" meta:non-whitespace-character-count="690"/>
  </office:meta>
</office:document-meta>
</file>